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6"/>
        <table:table-row table:style-name="ro1">
          <table:table-cell table:style-name="ce1" office:value-type="string" calcext:value-type="string">
            <text:p>varianta</text:p>
          </table:table-cell>
          <table:table-cell table:style-name="ce4" office:value-type="string" calcext:value-type="string">
            <text:p>počet potřebných iterací k dosažení požadované přesnosti</text:p>
          </table:table-cell>
          <table:table-cell table:style-name="ce4" office:value-type="string" calcext:value-type="string">
            <text:p>popis varianty</text:p>
          </table:table-cell>
          <table:table-cell table:style-name="ce4" office:value-type="string" calcext:value-type="string">
            <text:p>komentář k výsledku</text:p>
          </table:table-cell>
        </table:table-row>
        <table:table-row table:style-name="ro2"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c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(případné další varianty – popište)</text:p>
          </table:table-cell>
          <table:table-cell table:number-columns-repeated="3"/>
        </table:table-row>
        <table:table-row table:style-name="ro2" table:number-rows-repeated="2">
          <table:table-cell table:style-name="ce3"/>
          <table:table-cell table:number-columns-repeated="3"/>
        </table:table-row>
        <table:table-row table:style-name="ro2" table:number-rows-repeated="4"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celkový komentář</text:p>
          </table:table-cell>
          <table:table-cell table:style-name="ce5" table:number-columns-spanned="2" table:number-rows-spanned="1"/>
          <table:covered-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0.00.0000</text:date>, <text:time style:data-style-name="N2" text:time-value="09:18:19.11965892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09:57:18.072098477</meta:creation-date>
    <dc:date>2020-12-03T09:18:43.919677423</dc:date>
    <meta:editing-duration>PT6M8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